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50f8" officeooo:paragraph-rsid="000950f8" style:font-size-asian="12.25pt" style:font-size-complex="14pt"/>
    </style:style>
    <style:style style:name="P2" style:family="paragraph" style:parent-style-name="Standard">
      <style:text-properties fo:font-size="14pt" officeooo:rsid="000d36dd" officeooo:paragraph-rsid="000d36dd" style:font-size-asian="12.25pt" style:font-size-complex="14pt"/>
    </style:style>
    <style:style style:name="P3" style:family="paragraph" style:parent-style-name="Standard">
      <style:text-properties fo:font-size="14pt" officeooo:rsid="00106f64" officeooo:paragraph-rsid="00106f64" style:font-size-asian="12.25pt" style:font-size-complex="14pt"/>
    </style:style>
    <style:style style:name="P4" style:family="paragraph" style:parent-style-name="Standard">
      <style:text-properties fo:font-size="14pt" officeooo:rsid="000ba563" officeooo:paragraph-rsid="000ba563" style:font-size-asian="12.25pt" style:font-size-complex="14pt"/>
    </style:style>
    <style:style style:name="P5" style:family="paragraph" style:parent-style-name="Standard">
      <style:text-properties fo:font-size="14pt" officeooo:rsid="000e83f4" officeooo:paragraph-rsid="000e83f4" style:font-size-asian="12.25pt" style:font-size-complex="14pt"/>
    </style:style>
    <style:style style:name="P6" style:family="paragraph" style:parent-style-name="Standard">
      <style:text-properties fo:font-size="14pt" officeooo:rsid="000f668c" officeooo:paragraph-rsid="000f668c" style:font-size-asian="12.25pt" style:font-size-complex="14pt"/>
    </style:style>
    <style:style style:name="P7" style:family="paragraph" style:parent-style-name="Standard">
      <style:text-properties fo:font-size="14pt" officeooo:rsid="00117a83" officeooo:paragraph-rsid="00117a83" style:font-size-asian="12.25pt" style:font-size-complex="14pt"/>
    </style:style>
    <style:style style:name="P8" style:family="paragraph" style:parent-style-name="Standard">
      <style:text-properties fo:font-size="14pt" officeooo:rsid="00134e59" officeooo:paragraph-rsid="00134e59" style:font-size-asian="12.25pt" style:font-size-complex="14pt"/>
    </style:style>
    <style:style style:name="P9" style:family="paragraph" style:parent-style-name="Standard">
      <style:text-properties fo:font-size="14pt" style:text-underline-style="solid" style:text-underline-width="auto" style:text-underline-color="font-color" officeooo:rsid="0010e11b" officeooo:paragraph-rsid="0010e11b" style:font-size-asian="12.25pt" style:font-size-complex="14pt"/>
    </style:style>
    <style:style style:name="P10" style:family="paragraph" style:parent-style-name="Standard">
      <style:text-properties fo:font-size="14pt" style:text-underline-style="none" fo:font-weight="normal" officeooo:rsid="0012d9ff" officeooo:paragraph-rsid="0012d9ff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154b8a" officeooo:paragraph-rsid="00154b8a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15d33b" officeooo:paragraph-rsid="0015d33b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1742fe" officeooo:paragraph-rsid="001742fe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8pt" officeooo:rsid="000950f8" officeooo:paragraph-rsid="000950f8" style:font-size-asian="15.75pt" style:font-size-complex="18pt"/>
    </style:style>
    <style:style style:name="P15" style:family="paragraph" style:parent-style-name="Standard">
      <style:text-properties fo:font-size="18pt" officeooo:rsid="00106f64" officeooo:paragraph-rsid="00106f64" style:font-size-asian="15.75pt" style:font-size-complex="18pt"/>
    </style:style>
    <style:style style:name="P16" style:family="paragraph" style:parent-style-name="Standard">
      <style:text-properties fo:font-size="18pt" officeooo:rsid="000950f8" officeooo:paragraph-rsid="000950f8" style:font-size-asian="18pt" style:font-size-complex="18pt"/>
    </style:style>
    <style:style style:name="P17" style:family="paragraph" style:parent-style-name="Standard">
      <style:text-properties fo:font-size="18pt" officeooo:rsid="000ba563" officeooo:paragraph-rsid="000ba563" style:font-size-asian="18pt" style:font-size-complex="18pt"/>
    </style:style>
    <style:style style:name="P18" style:family="paragraph" style:parent-style-name="Standard">
      <style:text-properties fo:font-size="18pt" officeooo:rsid="000d36dd" officeooo:paragraph-rsid="000d36dd" style:font-size-asian="18pt" style:font-size-complex="18pt"/>
    </style:style>
    <style:style style:name="P19" style:family="paragraph" style:parent-style-name="Standard">
      <style:text-properties fo:font-size="18pt" officeooo:rsid="000e83f4" officeooo:paragraph-rsid="000e83f4" style:font-size-asian="18pt" style:font-size-complex="18pt"/>
    </style:style>
    <style:style style:name="P20" style:family="paragraph" style:parent-style-name="Standard">
      <style:text-properties fo:font-size="18pt" officeooo:rsid="000e83f4" officeooo:paragraph-rsid="000f668c" style:font-size-asian="18pt" style:font-size-complex="18pt"/>
    </style:style>
    <style:style style:name="P21" style:family="paragraph" style:parent-style-name="Standard">
      <style:text-properties fo:font-size="18pt" officeooo:rsid="000f668c" officeooo:paragraph-rsid="000f668c" style:font-size-asian="18pt" style:font-size-complex="18pt"/>
    </style:style>
    <style:style style:name="P22" style:family="paragraph" style:parent-style-name="Standard">
      <style:text-properties fo:font-size="18pt" officeooo:rsid="00106f64" officeooo:paragraph-rsid="00106f64" style:font-size-asian="18pt" style:font-size-complex="18pt"/>
    </style:style>
    <style:style style:name="P23" style:family="paragraph" style:parent-style-name="Standard">
      <style:text-properties fo:font-size="18pt" style:text-underline-style="solid" style:text-underline-width="auto" style:text-underline-color="font-color" officeooo:rsid="000ba563" officeooo:paragraph-rsid="000ba563" style:font-size-asian="18pt" style:font-size-complex="18pt"/>
    </style:style>
    <style:style style:name="P24" style:family="paragraph" style:parent-style-name="Standard">
      <style:text-properties fo:font-size="18pt" style:text-underline-style="solid" style:text-underline-width="auto" style:text-underline-color="font-color" officeooo:rsid="00117a83" officeooo:paragraph-rsid="00106f64" style:font-size-asian="18pt" style:font-size-complex="18pt"/>
    </style:style>
    <style:style style:name="P25" style:family="paragraph" style:parent-style-name="Standard">
      <style:text-properties fo:font-size="18pt" style:text-underline-style="solid" style:text-underline-width="auto" style:text-underline-color="font-color" fo:font-weight="bold" officeooo:rsid="0012d9ff" officeooo:paragraph-rsid="0012d9ff" style:font-size-asian="18pt" style:font-weight-asian="bold" style:font-size-complex="18pt" style:font-weight-complex="bold"/>
    </style:style>
    <style:style style:name="P26" style:family="paragraph" style:parent-style-name="Standard">
      <style:text-properties fo:font-size="18pt" style:text-underline-style="solid" style:text-underline-width="auto" style:text-underline-color="font-color" fo:font-weight="bold" officeooo:rsid="00154b8a" officeooo:paragraph-rsid="00154b8a" style:font-size-asian="18pt" style:font-weight-asian="bold" style:font-size-complex="18pt" style:font-weight-complex="bold"/>
    </style:style>
    <style:style style:name="P27" style:family="paragraph" style:parent-style-name="Standard">
      <style:text-properties fo:font-size="26pt" officeooo:rsid="000950f8" officeooo:paragraph-rsid="000950f8" style:font-size-asian="26pt" style:font-size-complex="26pt"/>
    </style:style>
    <style:style style:name="P28" style:family="paragraph" style:parent-style-name="Standard">
      <style:text-properties fo:font-size="20pt" style:text-underline-style="solid" style:text-underline-width="auto" style:text-underline-color="font-color" fo:font-weight="bold" officeooo:rsid="00154b8a" officeooo:paragraph-rsid="00154b8a" style:font-size-asian="20pt" style:font-weight-asian="bold" style:font-size-complex="20pt" style:font-weight-complex="bold"/>
    </style:style>
    <style:style style:name="P29" style:family="paragraph" style:parent-style-name="Standard">
      <style:text-properties fo:font-size="14pt" style:text-underline-style="none" fo:font-weight="normal" officeooo:rsid="0017c6bd" officeooo:paragraph-rsid="0017c6bd" style:font-size-asian="12.25pt" style:font-weight-asian="normal" style:font-size-complex="14pt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f668c" style:font-size-asian="12.25pt" style:font-size-complex="14pt"/>
    </style:style>
    <style:style style:name="T3" style:family="text">
      <style:text-properties fo:font-size="14pt" fo:font-weight="bold" style:font-size-asian="12.25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4fe4e"/>
    </style:style>
    <style:style style:name="T6" style:family="text">
      <style:text-properties officeooo:rsid="0015d33b"/>
    </style:style>
    <style:style style:name="T7" style:family="text">
      <style:text-properties fo:color="#800000"/>
    </style:style>
    <style:style style:name="T8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1.- HTML 5 → </text:p>
      <text:p text:style-name="P14">1.1.- <text:span text:style-name="T1">FILOSOFIA → </text:span></text:p>
      <text:p text:style-name="P14"/>
      <text:p text:style-name="P1">Web semantica → </text:p>
      <text:p text:style-name="P14"/>
      <text:p text:style-name="P14">1.2.- Estructura General → </text:p>
      <text:p text:style-name="P14"/>
      <text:p text:style-name="P1">A) DOCTYPE :</text:p>
      <text:p text:style-name="P1"><text:s/><text:tab/> &lt; ! doctype html &gt;</text:p>
      <text:p text:style-name="P14"/>
      <text:p text:style-name="P1">B) Codificacción caracteres:</text:p>
      <text:p text:style-name="P14"/>
      <text:p text:style-name="P1"><text:tab/>&lt;meta charset = utf-8&gt;</text:p>
      <text:p text:style-name="P14"/>
      <text:p text:style-name="P16">1.3.- Nuevos elementos → </text:p>
      <text:p text:style-name="P16"/>
      <text:p text:style-name="P23">NUEVAS ESTRUCTURAS</text:p>
      <text:p text:style-name="P23"/>
      <text:p text:style-name="P17">·<text:span text:style-name="T4"> </text:span><text:span text:style-name="T3">header </text:span><text:span text:style-name="T1">: '' Grupo de elementos de introduccion o navegacion''.</text:span></text:p>
      <text:p text:style-name="P4">Nos referimos a la cabeceras.</text:p>
      <text:p text:style-name="P17"/>
      <text:p text:style-name="P17"><text:span text:style-name="T1">·</text:span><text:span text:style-name="T3"> footer </text:span><text:span text:style-name="T1">:'' pie para su más cercano antecesor ''.</text:span></text:p>
      <text:p text:style-name="P4">Pies de imagen, pie de paguina,pie de tabla.</text:p>
      <text:p text:style-name="P4">Pie de cualquier elemento.</text:p>
      <text:p text:style-name="P17"/>
      <text:p text:style-name="P17"><text:span text:style-name="T1">· </text:span><text:span text:style-name="T3">nav </text:span><text:span text:style-name="T1">: '' elemento diseñado para enmarcar la navegación ''</text:span></text:p>
      <text:p text:style-name="P4">menú de navegación en la paguinas.</text:p>
      <text:p text:style-name="P17"/>
      <text:p text:style-name="P17"><text:span text:style-name="T1">· </text:span><text:span text:style-name="T3">Aside</text:span><text:span text:style-name="T1"> : '' sección lateral con contenido tangencial ''</text:span></text:p>
      <text:p text:style-name="P4">Contienen elementos no de la paguina.</text:p>
      <text:p text:style-name="P17"/>
      <text:p text:style-name="P17"><text:span text:style-name="T1">·</text:span><text:span text:style-name="T3">Article</text:span><text:span text:style-name="T1"> : ''elemento propio formado por una composicion de elementos y que se pretende que sea reutilizable y redistribuible ''</text:span></text:p>
      <text:p text:style-name="P4"/>
      <text:p text:style-name="P18">1.4.- Multimedia → </text:p>
      <text:p text:style-name="P18"/>
      <text:p text:style-name="P18">a) Imagenes</text:p>
      <text:p text:style-name="P18"/>
      <text:p text:style-name="P2"><text:soft-page-break/>En html 4</text:p>
      <text:p text:style-name="P2"/>
      <text:p text:style-name="P2">&lt;img src=.........&gt;</text:p>
      <text:p text:style-name="P2">&lt;p&gt; una imagen &lt;/p&gt;</text:p>
      <text:p text:style-name="P2"/>
      <text:p text:style-name="P2">En HTML 5</text:p>
      <text:p text:style-name="P2"/>
      <text:p text:style-name="P2">&lt;figure&gt;</text:p>
      <text:p text:style-name="P2"><text:tab/>&lt;img src=' .............'&gt;</text:p>
      <text:p text:style-name="P2"><text:tab/>&lt;figcation&gt;.........&lt;/figcation&gt;</text:p>
      <text:p text:style-name="P2">&lt;/figure&gt;</text:p>
      <text:p text:style-name="P4"/>
      <text:p text:style-name="P19">b) video → </text:p>
      <text:p text:style-name="P19"/>
      <text:p text:style-name="P5">En html 4</text:p>
      <text:p text:style-name="P19"/>
      <text:p text:style-name="P5">&lt; object width='425' height='344'&gt;</text:p>
      <text:p text:style-name="P19"><text:span text:style-name="T1">&lt;param name=''movie'' value=''</text:span><text:a xlink:type="simple" xlink:href="http://youtube/"><text:span text:style-name="T1">http://youtube</text:span></text:a><text:span text:style-name="T1">...''/&gt;</text:span></text:p>
      <text:p text:style-name="P5">&lt;param name=''allow FullScreen'' value=''true''/&gt;</text:p>
      <text:p text:style-name="P20"><text:span text:style-name="T1">&lt;embed src=''</text:span><text:a xlink:type="simple" xlink:href="http://youtube/"><text:span text:style-name="T1">http://youtube</text:span></text:a><text:span text:style-name="T1">....'' </text:span></text:p>
      <text:p text:style-name="P20"><text:span text:style-name="T1">type </text:span><text:span text:style-name="T2">=</text:span><text:span text:style-name="T1">''application/x-</text:span><text:span text:style-name="T2">shockware-flash</text:span><text:span text:style-name="T1">''</text:span></text:p>
      <text:p text:style-name="P6">allowFullScreen=''true''</text:p>
      <text:p text:style-name="P6">width=''425''</text:p>
      <text:p text:style-name="P20"><text:span text:style-name="T2">height=''344''</text:span><text:span text:style-name="T1">/</text:span><text:span text:style-name="T2">&gt;</text:span></text:p>
      <text:p text:style-name="P21"><text:span text:style-name="T2">&lt;/</text:span><text:span text:style-name="T1">object&gt;</text:span></text:p>
      <text:p text:style-name="P5"/>
      <text:p text:style-name="P19"/>
      <text:p text:style-name="P6">En HTML 5</text:p>
      <text:p text:style-name="P21"/>
      <text:p text:style-name="P6"/>
      <text:p text:style-name="P3">&lt;video src="mov_bbb.mp4" controls autoplay&gt;</text:p>
      <text:p text:style-name="P3">TU NAVEGADOR NO SOPORTA VIDEO ACTUALIZALO</text:p>
      <text:p text:style-name="P3">&lt;/video&gt;</text:p>
      <text:p text:style-name="P22"/>
      <text:p text:style-name="P15">c) musica →</text:p>
      <text:p text:style-name="P15"/>
      <text:p text:style-name="P3">&lt;audio src='' musica .mp3''&gt;&lt;/audio&gt;</text:p>
      <text:p text:style-name="P3"/>
      <text:p text:style-name="P3"/>
      <text:p text:style-name="P7">Abrir consola en navegador tecla F12.</text:p>
      <text:p text:style-name="P3"/>
      <text:p text:style-name="P24"/>
      <text:p text:style-name="P9"><text:soft-page-break/></text:p>
      <text:p text:style-name="P25">Variables:</text:p>
      <text:p text:style-name="P25">declarar las variables en javascripts → </text:p>
      <text:p text:style-name="P10">var x,y,z,w;</text:p>
      <text:p text:style-name="P10"/>
      <text:p text:style-name="P10">x=3;</text:p>
      <text:p text:style-name="P10"/>
      <text:p text:style-name="P10">y=''hola'';</text:p>
      <text:p text:style-name="P10"/>
      <text:p text:style-name="P10">x=''Adios'';</text:p>
      <text:p text:style-name="P10"/>
      <text:p text:style-name="P10">x=5;</text:p>
      <text:p text:style-name="P1"/>
      <text:p text:style-name="P1"/>
      <text:p text:style-name="P8">document.write(resultado); <text:s text:c="3"/><text:span text:style-name="T5">(se puede poner tags de html como , h1 , h2.)</text:span></text:p>
      <text:p text:style-name="P8"/>
      <text:p text:style-name="P8"/>
      <text:p text:style-name="P28">Funciones</text:p>
      <text:p text:style-name="P28"/>
      <text:p text:style-name="P11">texto = ''hola'';</text:p>
      <text:p text:style-name="P11"/>
      <text:p text:style-name="P11">x=contarVocales(texto);</text:p>
      <text:p text:style-name="P11"/>
      <text:p text:style-name="P26">METODOS</text:p>
      <text:p text:style-name="P26"/>
      <text:p text:style-name="P11">texto = ''hola'';</text:p>
      <text:p text:style-name="P11"/>
      <text:p text:style-name="P11">x=texto.contarVocales();</text:p>
      <text:p text:style-name="P11"/>
      <text:p text:style-name="P11"/>
      <text:p text:style-name="P11"/>
      <text:p text:style-name="P12">var x= new Date();</text:p>
      <text:p text:style-name="P12">var hora=x.getHours();</text:p>
      <text:p text:style-name="P12"/>
      <text:p text:style-name="P12">alert(hora);</text:p>
      <text:p text:style-name="P12"/>
      <text:p text:style-name="P12">x.setHours(18);</text:p>
      <text:p text:style-name="P12">hora=x.getHours();</text:p>
      <text:p text:style-name="P12">alert(hora);</text:p>
      <text:p text:style-name="P11">// <text:span text:style-name="T6">esto canvia las horas</text:span></text:p>
      <text:p text:style-name="P11"/>
      <text:p text:style-name="P11"/>
      <text:p text:style-name="P11"/>
      <text:p text:style-name="P12"><text:soft-page-break/>// suma una hora a la fecha actual</text:p>
      <text:p text:style-name="P12"/>
      <text:p text:style-name="P12">var fecha=new Date ();</text:p>
      <text:p text:style-name="P12">fecha.setHours(fecha.getHours()+1);</text:p>
      <text:p text:style-name="P12"/>
      <text:p text:style-name="P12">// restar una hora de la fecha actual</text:p>
      <text:p text:style-name="P11"/>
      <text:p text:style-name="P12">var fecha=new Date ();</text:p>
      <text:p text:style-name="P12">fecha.setHours(fecha.getHours()-1);</text:p>
      <text:p text:style-name="P12"/>
      <text:p text:style-name="P12"/>
      <text:p text:style-name="P13">var ahora=Date.now();</text:p>
      <text:p text:style-name="P13">alert(ahora);</text:p>
      <text:p text:style-name="P13"/>
      <text:p text:style-name="P13">var fecha=new Date(2000,0,1);</text:p>
      <text:p text:style-name="P11"/>
      <text:p text:style-name="P29">herramienta para hacer comprovaciones-&gt; <text:s/><text:span text:style-name="T8">console.log( )</text:span></text:p>
      <text:p text:style-name="P29"><text:span text:style-name="T8">es como el ale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8:29:59.092364278</meta:creation-date>
    <dc:date>2015-10-14T17:02:06.372875314</dc:date>
    <meta:editing-duration>PT3H4M29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4" meta:paragraph-count="80" meta:word-count="293" meta:character-count="2071" meta:non-whitespace-character-count="1839"/>
  </office:meta>
</office:document-meta>
</file>